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e86ae" draw:textarea-horizontal-align="justify" draw:textarea-vertical-align="middle" draw:auto-grow-height="false" fo:min-height="1.457cm" fo:min-width="1.56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57cm" fo:min-width="1.567cm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457cm" fo:min-width="1.5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e86ae"/>
      <style:paragraph-properties fo:text-align="center"/>
    </style:style>
    <style:style style:name="P3" style:family="paragraph">
      <loext:graphic-properties draw:fill-color="#81aca6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2.413cm" svg:x="3.286cm" svg:y="4.81cm">
          <text:p text:style-name="P1">lonLe=4<text:line-break/>lonRo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21cm" svg:height="2.413cm" svg:x="8.36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21cm" svg:height="2.413cm" svg:x="13.7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21cm" svg:height="2.413cm" svg:x="1.508cm" svg:y="12.684cm">
          <text:p text:style-name="P1">lonLe=5<text:line-break/>lonRo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21cm" svg:height="2.413cm" svg:x="18.653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921cm" svg:height="2.413cm" svg:x="22.971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921cm" svg:height="2.413cm" svg:x="18.018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254cm" svg:y1="6.08cm" svg:x2="3.159cm" svg:y2="6.08cm">
          <text:p/>
        </draw:line>
        <draw:line draw:style-name="gr4" draw:text-style-name="P4" draw:layer="layout" svg:x1="1.508cm" svg:y1="17.383cm" svg:x2="2.524cm" svg:y2="15.478cm">
          <text:p/>
        </draw:line>
        <draw:line draw:style-name="gr4" draw:text-style-name="P4" draw:layer="layout" svg:x1="6.461cm" svg:y1="6.461cm" svg:x2="8.366cm" svg:y2="7.477cm">
          <text:p/>
        </draw:line>
        <draw:line draw:style-name="gr4" draw:text-style-name="P4" draw:layer="layout" svg:x1="7.223cm" svg:y1="10.017cm" svg:x2="8.639cm" svg:y2="9.309cm">
          <text:p/>
        </draw:line>
        <draw:line draw:style-name="gr4" draw:text-style-name="P4" draw:layer="layout" svg:x1="11.541cm" svg:y1="8.366cm" svg:x2="13.446cm" svg:y2="8.366cm">
          <text:p/>
        </draw:line>
        <draw:line draw:style-name="gr4" draw:text-style-name="P4" draw:layer="layout" svg:x1="16.875cm" svg:y1="7.858cm" svg:x2="18.526cm" svg:y2="7.35cm">
          <text:p/>
        </draw:line>
        <draw:line draw:style-name="gr4" draw:text-style-name="P4" draw:layer="layout" svg:x1="16.367cm" svg:y1="9.382cm" svg:x2="17.898cm" svg:y2="10.012cm">
          <text:p/>
        </draw:line>
        <draw:line draw:style-name="gr4" draw:text-style-name="P4" draw:layer="layout" svg:x1="21.447cm" svg:y1="5.699cm" svg:x2="22.971cm" svg:y2="5.318cm">
          <text:p/>
        </draw:line>
        <draw:custom-shape draw:style-name="gr2" draw:text-style-name="P1" draw:layer="layout" svg:width="2.921cm" svg:height="2.413cm" svg:x="4.302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794cm" svg:y1="12.811cm" svg:x2="4.683cm" svg:y2="11.79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19:29:57.633819853</meta:creation-date>
    <dc:date>2020-05-22T21:46:50.151074647</dc:date>
    <meta:editing-duration>PT4M44S</meta:editing-duration>
    <meta:editing-cycles>2</meta:editing-cycles>
    <meta:generator>LibreOffice/6.4.3.2$Linux_X86_64 LibreOffice_project/40$Build-2</meta:generator>
    <meta:document-statistic meta:object-count="17"/>
  </office:meta>
</office:document-meta>
</file>